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font-name="Times New Roman" fo:font-style="normal" style:text-underline-style="none" style:font-style-asian="normal" style:font-style-complex="normal"/>
    </style:style>
    <style:style style:name="T2" style:family="text">
      <style:text-properties style:font-name="Times New Roman" fo:font-style="italic" style:text-underline-style="none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"/>
    </style:style>
    <style:style style:name="T5" style:family="text">
      <style:text-properties style:font-name="Courier New" fo:font-style="normal" style:text-underline-style="none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RUKCJA</text:p>
      <text:p text:style-name="P1"/>
      <text:p text:style-name="P4">LABORATORIUM NR 4</text:p>
      <text:p text:style-name="P7"/>
      <text:p text:style-name="P1"/>
      <text:p text:style-name="P2">Zadanie 1</text:p>
      <text:p text:style-name="P10"><text:span text:style-name="T1">W pliku </text:span><text:span text:style-name="T5">info.xml</text:span><text:span text:style-name="T1"> znajdującym się w folderze </text:span><text:span text:style-name="T5">zad1</text:span><text:span text:style-name="T1"> zgromadzono dane na temat różnych typów informacji wyświetlanych na stronie internetowej. Spójrz na plik </text:span><text:span text:style-name="T5">info.png</text:span><text:span text:style-name="T1">, a następnie utwórz:</text:span></text:p>
      <text:list xml:id="list30668606" text:style-name="L2">
        <text:list-item>
          <text:p text:style-name="P11"><text:span text:style-name="T1">Arkusz styli XSL przetwarzający podane dane na postać </text:span><text:span text:style-name="T2">widoku skróconego</text:span><text:span text:style-name="T1">.</text:span></text:p>
        </text:list-item>
        <text:list-item>
          <text:p text:style-name="P11"><text:span text:style-name="T1">Arkusz styli XSL przetwarzający podane dane na postać </text:span><text:span text:style-name="T2">widoku szczegółówego</text:span><text:span text:style-name="T1">.</text:span></text:p>
        </text:list-item>
      </text:list>
      <text:p text:style-name="P10"><text:span text:style-name="T1">Napisz program (w dowolnym języku programowania) dokonujący transformacji XSL <text:line-break/>z wykorzystaniem stworzonych arkuszy styli i dokumentu </text:span><text:span text:style-name="T5">info.xml</text:span><text:span text:style-name="T1">, generując dwa wynikowe pliki HTML. Pamiętaj o połączeniu obydwu stron internetowych za pomocą linków (przełączanie między </text:span><text:span text:style-name="T2">widokiem skróconym</text:span><text:span text:style-name="T1">, a </text:span><text:span text:style-name="T2">widokiem szczegółowym</text:span><text:span text:style-name="T1">).</text:span></text:p>
      <text:p text:style-name="P5"/>
      <text:p text:style-name="P6">Zadanie 2</text:p>
      <text:p text:style-name="P8">W pliku <text:span text:style-name="T4">cities.xml</text:span> znajdującym się w folderze <text:span text:style-name="T4">zad2</text:span> zgromadzono dane na temat kilku polskich miast. Spójrz na plik cities.png, a następnie utwórz:</text:p>
      <text:list xml:id="list31225810" text:style-name="L3">
        <text:list-item>
          <text:p text:style-name="P9">Arkusz styli XSL przetwarzający podane dane na postać <text:span text:style-name="T3">menu</text:span> po lewej stronie strony.</text:p>
        </text:list-item>
        <text:list-item>
          <text:p text:style-name="P9">Arkusz styli XSL przetwarzający podane dane na postać szczegółowych informacji miasta widocznych po prawej stronie.</text:p>
        </text:list-item>
      </text:list>
      <text:p text:style-name="P8">Napisz program (w dowolnym języku programowania) dokonujący transformacji XSL <text:line-break/>z wykorzystaniem stworzonych arkuszy styli i dokumentu <text:span text:style-name="T4">cities.xml</text:span>, generując wynikowy plik HTML. Po kliknięciu na link w <text:span text:style-name="T3">menu</text:span>, po prawej stronie dokumentu powinien pojawić się jego szczegółowy op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37M32S</meta:editing-duration>
    <meta:editing-cycles>117</meta:editing-cycles>
    <meta:generator>OpenOffice.org/3.3$Win32 OpenOffice.org_project/330m20$Build-9567</meta:generator>
    <dc:date>2011-11-21T11:19:55.78</dc:date>
    <dc:creator>Tomasz Węgliński</dc:creator>
    <meta:document-statistic meta:table-count="0" meta:image-count="0" meta:object-count="0" meta:page-count="1" meta:paragraph-count="12" meta:word-count="183" meta:character-count="1314"/>
    <meta:user-defined meta:name="Info 1"/>
    <meta:user-defined meta:name="Info 2"/>
    <meta:user-defined meta:name="Info 3"/>
    <meta:user-defined meta:name="Info 4"/>
  </office:meta>
</office:document-meta>
</file>